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Correlator.HCorre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.getMessageCorrel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.get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.getCorrelato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.setCorrelatorId( String correlato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.getSele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.setSelectors( Set &lt; HCorrelatorSelector &gt; selec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.setMessageCorrelations( Set &lt; HCorrelatorMessage &gt; 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.setProcess( HProcess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